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ES" officeooo:rsid="001aa182" officeooo:paragraph-rsid="001aa182"/>
    </style:style>
    <style:style style:name="P2" style:family="paragraph" style:parent-style-name="Standard" style:list-style-name="L1">
      <style:text-properties fo:language="es" fo:country="ES" officeooo:rsid="001aa182" officeooo:paragraph-rsid="001aa182"/>
    </style:style>
    <style:style style:name="P3" style:family="paragraph" style:parent-style-name="Standard">
      <style:text-properties fo:language="es" fo:country="ES" officeooo:rsid="001ad3cd" officeooo:paragraph-rsid="001ad3cd"/>
    </style:style>
    <style:style style:name="P4" style:family="paragraph" style:parent-style-name="Standard" style:list-style-name="L1">
      <style:text-properties fo:language="es" fo:country="ES" officeooo:rsid="001ad3cd" officeooo:paragraph-rsid="001ad3cd"/>
    </style:style>
    <style:style style:name="P5" style:family="paragraph" style:parent-style-name="Standard">
      <style:text-properties fo:language="es" fo:country="ES" fo:font-weight="bold" officeooo:rsid="001ad3cd" officeooo:paragraph-rsid="001ad3cd" style:font-weight-asian="bold" style:font-weight-complex="bold"/>
    </style:style>
    <style:style style:name="P6" style:family="paragraph" style:parent-style-name="Standard">
      <style:text-properties fo:language="es" fo:country="ES" officeooo:paragraph-rsid="001ad3cd"/>
    </style:style>
    <style:style style:name="P7" style:family="paragraph" style:parent-style-name="Standard">
      <style:text-properties fo:language="es" fo:country="ES" officeooo:rsid="001f0cb4" officeooo:paragraph-rsid="001f0cb4"/>
    </style:style>
    <style:style style:name="P8" style:family="paragraph" style:parent-style-name="Standard">
      <style:text-properties fo:language="es" fo:country="ES" officeooo:rsid="0020ed4c" officeooo:paragraph-rsid="0020ed4c"/>
    </style:style>
    <style:style style:name="P9" style:family="paragraph" style:parent-style-name="Standard">
      <style:text-properties fo:language="es" fo:country="ES" officeooo:rsid="0021a2f9" officeooo:paragraph-rsid="0021a2f9"/>
    </style:style>
    <style:style style:name="P10" style:family="paragraph" style:parent-style-name="Standard">
      <style:text-properties fo:font-size="10pt" fo:language="es" fo:country="ES" officeooo:rsid="001aa182" officeooo:paragraph-rsid="001aa182" style:font-size-asian="10pt" style:font-size-complex="10pt"/>
    </style:style>
    <style:style style:name="P11" style:family="paragraph" style:parent-style-name="Standard">
      <style:text-properties fo:font-size="10pt" fo:language="es" fo:country="ES" officeooo:rsid="001ad3cd" officeooo:paragraph-rsid="001c5997" style:font-size-asian="10pt" style:font-size-complex="10pt"/>
    </style:style>
    <style:style style:name="P12" style:family="paragraph" style:parent-style-name="Standard">
      <style:text-properties officeooo:paragraph-rsid="001ad3cd"/>
    </style:style>
    <style:style style:name="P13" style:family="paragraph" style:parent-style-name="Standard">
      <style:text-properties fo:font-size="14pt" fo:language="es" fo:country="ES" fo:font-weight="bold" officeooo:rsid="001f0cb4" officeooo:paragraph-rsid="001f0cb4" style:font-size-asian="14pt" style:font-weight-asian="bold" style:font-size-complex="14pt" style:font-weight-complex="bold"/>
    </style:style>
    <style:style style:name="P14" style:family="paragraph" style:parent-style-name="Standard">
      <style:text-properties fo:font-size="14pt" fo:language="es" fo:country="ES" fo:font-weight="bold" officeooo:rsid="0021a2f9" officeooo:paragraph-rsid="0021a2f9" style:font-size-asian="14pt" style:font-weight-asian="bold" style:font-size-complex="14pt" style:font-weight-complex="bold"/>
    </style:style>
    <style:style style:name="P15" style:family="paragraph" style:parent-style-name="Standard">
      <style:text-properties fo:font-size="14pt" fo:font-weight="bold" officeooo:paragraph-rsid="002909e7" style:font-size-asian="14pt" style:font-weight-asian="bold" style:font-size-complex="14pt" style:font-weight-complex="bold"/>
    </style:style>
    <style:style style:name="P16" style:family="paragraph" style:parent-style-name="Standard">
      <style:text-properties fo:font-size="14pt" fo:font-weight="bold" officeooo:rsid="0031ada3" officeooo:paragraph-rsid="0031ada3"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6pt" fo:language="es" fo:country="ES" officeooo:paragraph-rsid="00214516" style:font-size-asian="16pt" style:font-size-complex="16pt"/>
    </style:style>
    <style:style style:name="P18" style:family="paragraph" style:parent-style-name="Standard">
      <style:text-properties fo:font-size="16pt" fo:language="es" fo:country="ES" style:text-underline-style="solid" style:text-underline-width="auto" style:text-underline-color="font-color" fo:font-weight="bold" officeooo:rsid="001ad3cd" officeooo:paragraph-rsid="001ad3cd" style:font-size-asian="16pt" style:font-weight-asian="bold" style:font-size-complex="16pt" style:font-weight-complex="bold"/>
    </style:style>
    <style:style style:name="P19" style:family="paragraph" style:parent-style-name="Standard">
      <style:text-properties officeooo:rsid="00214516" officeooo:paragraph-rsid="00214516"/>
    </style:style>
    <style:style style:name="P20" style:family="paragraph" style:parent-style-name="Standard" style:list-style-name="L2">
      <style:text-properties officeooo:rsid="00214516" officeooo:paragraph-rsid="00214516"/>
    </style:style>
    <style:style style:name="P21" style:family="paragraph" style:parent-style-name="Standard" style:list-style-name="L2">
      <style:text-properties officeooo:paragraph-rsid="001ad3cd"/>
    </style:style>
    <style:style style:name="P22" style:family="paragraph" style:parent-style-name="Standard">
      <style:text-properties officeooo:paragraph-rsid="00214516"/>
    </style:style>
    <style:style style:name="P23" style:family="paragraph" style:parent-style-name="Standard">
      <style:text-properties fo:font-size="12pt" fo:language="es" fo:country="ES" fo:font-weight="normal" officeooo:rsid="0021a2f9" officeooo:paragraph-rsid="0021a2f9" style:font-size-asian="10.5pt" style:font-weight-asian="normal" style:font-size-complex="12pt" style:font-weight-complex="normal"/>
    </style:style>
    <style:style style:name="P24" style:family="paragraph" style:parent-style-name="Standard">
      <style:text-properties fo:font-size="12pt" fo:language="es" fo:country="ES" fo:font-weight="normal" officeooo:rsid="0021a2f9" officeooo:paragraph-rsid="0023e3c8" style:font-size-asian="10.5pt" style:font-weight-asian="normal" style:font-size-complex="12pt" style:font-weight-complex="normal"/>
    </style:style>
    <style:style style:name="P25" style:family="paragraph" style:parent-style-name="Standard">
      <style:text-properties fo:font-size="12pt" fo:language="es" fo:country="ES" fo:font-weight="normal" officeooo:rsid="0023e3c8" officeooo:paragraph-rsid="0023e3c8" style:font-size-asian="10.5pt" style:font-weight-asian="normal" style:font-size-complex="12pt" style:font-weight-complex="normal"/>
    </style:style>
    <style:style style:name="P26" style:family="paragraph" style:parent-style-name="Standard">
      <style:text-properties fo:font-size="12pt" fo:language="es" fo:country="ES" style:text-underline-style="none" fo:font-weight="normal" officeooo:rsid="0021a2f9" officeooo:paragraph-rsid="0021a2f9" style:font-size-asian="10.5pt" style:font-weight-asian="normal" style:font-size-complex="12pt" style:font-weight-complex="normal"/>
    </style:style>
    <style:style style:name="P27" style:family="paragraph" style:parent-style-name="Standard">
      <style:text-properties fo:font-size="12pt" fo:language="es" fo:country="ES" style:text-underline-style="none" fo:font-weight="normal" officeooo:rsid="0021a2f9" officeooo:paragraph-rsid="0023e3c8" style:font-size-asian="10.5pt" style:font-weight-asian="normal" style:font-size-complex="12pt" style:font-weight-complex="normal"/>
    </style:style>
    <style:style style:name="P28" style:family="paragraph" style:parent-style-name="Standard">
      <style:text-properties fo:font-size="12pt" fo:language="es" fo:country="ES" style:text-underline-style="none" fo:font-weight="normal" officeooo:rsid="0023e3c8" officeooo:paragraph-rsid="0023e3c8" style:font-size-asian="10.5pt" style:font-weight-asian="normal" style:font-size-complex="12pt" style:font-weight-complex="normal"/>
    </style:style>
    <style:style style:name="P29" style:family="paragraph" style:parent-style-name="Standard">
      <style:text-properties fo:font-size="12pt" fo:language="es" fo:country="ES" style:text-underline-style="none" fo:font-weight="normal" officeooo:rsid="0023e3c8" officeooo:paragraph-rsid="0025d22b" style:font-size-asian="10.5pt" style:font-weight-asian="normal" style:font-size-complex="12pt" style:font-weight-complex="normal"/>
    </style:style>
    <style:style style:name="P30" style:family="paragraph" style:parent-style-name="Standard">
      <style:text-properties fo:font-size="12pt" fo:language="es" fo:country="ES" style:text-underline-style="none" fo:font-weight="normal" officeooo:rsid="0025d22b" officeooo:paragraph-rsid="0025d22b" style:font-size-asian="10.5pt" style:font-weight-asian="normal" style:font-size-complex="12pt" style:font-weight-complex="normal"/>
    </style:style>
    <style:style style:name="P31" style:family="paragraph" style:parent-style-name="Standard">
      <style:text-properties fo:font-size="12pt" fo:language="es" fo:country="ES" style:text-underline-style="none" fo:font-weight="normal" officeooo:rsid="0026536c" officeooo:paragraph-rsid="0026536c" style:font-size-asian="10.5pt" style:font-weight-asian="normal" style:font-size-complex="12pt" style:font-weight-complex="normal"/>
    </style:style>
    <style:style style:name="P32" style:family="paragraph" style:parent-style-name="Standard">
      <style:text-properties fo:font-size="12pt" fo:language="es" fo:country="ES" style:text-underline-style="none" fo:font-weight="normal" officeooo:rsid="0027422d" officeooo:paragraph-rsid="0027422d" style:font-size-asian="10.5pt" style:font-weight-asian="normal" style:font-size-complex="12pt" style:font-weight-complex="normal"/>
    </style:style>
    <style:style style:name="P33" style:family="paragraph" style:parent-style-name="Standard">
      <style:text-properties fo:font-size="12pt" fo:language="es" fo:country="ES" style:text-underline-style="none" fo:font-weight="normal" officeooo:rsid="00277c0d" officeooo:paragraph-rsid="00277c0d" style:font-size-asian="10.5pt" style:font-weight-asian="normal" style:font-size-complex="12pt" style:font-weight-complex="normal"/>
    </style:style>
    <style:style style:name="P34" style:family="paragraph" style:parent-style-name="Standard">
      <style:text-properties fo:font-size="12pt" fo:language="es" fo:country="ES" style:text-underline-style="none" fo:font-weight="normal" officeooo:rsid="002909e7" officeooo:paragraph-rsid="002909e7" style:font-size-asian="10.5pt" style:font-weight-asian="normal" style:font-size-complex="12pt" style:font-weight-complex="normal"/>
    </style:style>
    <style:style style:name="P35" style:family="paragraph" style:parent-style-name="Standard">
      <style:text-properties fo:font-size="12pt" fo:font-weight="normal" officeooo:rsid="0031ada3" officeooo:paragraph-rsid="0031e101" style:font-size-asian="10.5pt" style:font-weight-asian="normal" style:font-size-complex="12pt" style:font-weight-complex="normal"/>
    </style:style>
    <style:style style:name="P36" style:family="paragraph" style:parent-style-name="Standard">
      <style:text-properties fo:font-size="12pt" fo:font-weight="normal" officeooo:rsid="0031e101" officeooo:paragraph-rsid="0031e101" style:font-size-asian="10.5pt" style:font-weight-asian="normal" style:font-size-complex="12pt" style:font-weight-complex="normal"/>
    </style:style>
    <style:style style:name="P37" style:family="paragraph" style:parent-style-name="Standard">
      <style:text-properties fo:font-size="12pt" fo:font-weight="normal" officeooo:rsid="0031e101" officeooo:paragraph-rsid="0034003d" style:font-size-asian="10.5pt" style:font-weight-asian="normal" style:font-size-complex="12pt" style:font-weight-complex="normal"/>
    </style:style>
    <style:style style:name="P38" style:family="paragraph" style:parent-style-name="Standard">
      <style:text-properties fo:font-size="12pt" fo:font-weight="normal" officeooo:rsid="00339b32" officeooo:paragraph-rsid="00339b32" style:font-size-asian="10.5pt" style:font-weight-asian="normal" style:font-size-complex="12pt" style:font-weight-complex="normal"/>
    </style:style>
    <style:style style:name="P39" style:family="paragraph" style:parent-style-name="Standard">
      <style:text-properties fo:font-size="12pt" fo:font-weight="normal" officeooo:rsid="0034003d" officeooo:paragraph-rsid="0034003d" style:font-size-asian="10.5pt" style:font-weight-asian="normal" style:font-size-complex="12pt" style:font-weight-complex="normal"/>
    </style:style>
    <style:style style:name="P40" style:family="paragraph" style:parent-style-name="Standard">
      <style:text-properties fo:font-size="12pt" fo:font-weight="normal" officeooo:rsid="0035bc6f" officeooo:paragraph-rsid="0035bc6f" style:font-size-asian="10.5pt" style:font-weight-asian="normal" style:font-size-complex="12pt" style:font-weight-complex="normal"/>
    </style:style>
    <style:style style:name="P41" style:family="paragraph" style:parent-style-name="Standard">
      <style:text-properties fo:font-size="12pt" fo:font-weight="normal" officeooo:rsid="0035bc6f" officeooo:paragraph-rsid="003a5c8e" style:font-size-asian="10.5pt" style:font-weight-asian="normal" style:font-size-complex="12pt" style:font-weight-complex="normal"/>
    </style:style>
    <style:style style:name="P42" style:family="paragraph" style:parent-style-name="Standard">
      <style:text-properties fo:font-size="12pt" fo:font-weight="normal" officeooo:rsid="0035bc6f" officeooo:paragraph-rsid="003c1cf4" style:font-size-asian="10.5pt" style:font-weight-asian="normal" style:font-size-complex="12pt" style:font-weight-complex="normal"/>
    </style:style>
    <style:style style:name="P43" style:family="paragraph" style:parent-style-name="Standard">
      <style:text-properties fo:font-size="12pt" fo:font-weight="normal" officeooo:rsid="0036ff56" officeooo:paragraph-rsid="0036ff56" style:font-size-asian="10.5pt" style:font-weight-asian="normal" style:font-size-complex="12pt" style:font-weight-complex="normal"/>
    </style:style>
    <style:style style:name="P44" style:family="paragraph" style:parent-style-name="Standard">
      <style:text-properties fo:font-size="12pt" fo:font-weight="normal" officeooo:rsid="0038fd8a" officeooo:paragraph-rsid="0038fd8a" style:font-size-asian="10.5pt" style:font-weight-asian="normal" style:font-size-complex="12pt" style:font-weight-complex="normal"/>
    </style:style>
    <style:style style:name="P45" style:family="paragraph" style:parent-style-name="Standard">
      <style:text-properties fo:font-size="12pt" fo:font-weight="normal" officeooo:rsid="003a5c8e" officeooo:paragraph-rsid="003a5c8e" style:font-size-asian="10.5pt" style:font-weight-asian="normal" style:font-size-complex="12pt" style:font-weight-complex="normal"/>
    </style:style>
    <style:style style:name="P46" style:family="paragraph" style:parent-style-name="Standard">
      <style:text-properties fo:font-size="12pt" fo:font-weight="normal" officeooo:rsid="003c1cf4" officeooo:paragraph-rsid="003c1cf4" style:font-size-asian="10.5pt" style:font-weight-asian="normal" style:font-size-complex="12pt" style:font-weight-complex="normal"/>
    </style:style>
    <style:style style:name="P47" style:family="paragraph" style:parent-style-name="Standard">
      <style:text-properties fo:font-size="12pt" fo:font-weight="normal" officeooo:rsid="0029e799" officeooo:paragraph-rsid="0029e799" style:font-size-asian="12pt" style:font-weight-asian="normal" style:font-size-complex="12pt" style:font-weight-complex="normal"/>
    </style:style>
    <style:style style:name="P48" style:family="paragraph" style:parent-style-name="Standard">
      <style:text-properties fo:font-size="12pt" fo:font-weight="normal" officeooo:rsid="0029e799" officeooo:paragraph-rsid="002ded3a" style:font-size-asian="12pt" style:font-weight-asian="normal" style:font-size-complex="12pt" style:font-weight-complex="normal"/>
    </style:style>
    <style:style style:name="P49" style:family="paragraph" style:parent-style-name="Standard">
      <style:text-properties fo:font-size="12pt" fo:font-weight="normal" officeooo:rsid="0029e799" officeooo:paragraph-rsid="0030e5c9" style:font-size-asian="12pt" style:font-weight-asian="normal" style:font-size-complex="12pt" style:font-weight-complex="normal"/>
    </style:style>
    <style:style style:name="P50" style:family="paragraph" style:parent-style-name="Standard">
      <style:text-properties fo:font-size="12pt" fo:font-weight="normal" officeooo:rsid="0029e799" officeooo:paragraph-rsid="0031ada3" style:font-size-asian="12pt" style:font-weight-asian="normal" style:font-size-complex="12pt" style:font-weight-complex="normal"/>
    </style:style>
    <style:style style:name="P51" style:family="paragraph" style:parent-style-name="Standard">
      <style:text-properties fo:font-size="12pt" fo:font-weight="normal" officeooo:rsid="002a788d" officeooo:paragraph-rsid="002a788d" style:font-size-asian="12pt" style:font-weight-asian="normal" style:font-size-complex="12pt" style:font-weight-complex="normal"/>
    </style:style>
    <style:style style:name="P52" style:family="paragraph" style:parent-style-name="Standard">
      <style:text-properties fo:font-size="12pt" fo:font-weight="normal" officeooo:rsid="002a788d" officeooo:paragraph-rsid="0031ada3" style:font-size-asian="12pt" style:font-weight-asian="normal" style:font-size-complex="12pt" style:font-weight-complex="normal"/>
    </style:style>
    <style:style style:name="P53" style:family="paragraph" style:parent-style-name="Standard">
      <style:text-properties fo:font-size="12pt" fo:font-weight="normal" officeooo:rsid="002f1ffe" officeooo:paragraph-rsid="002f1ffe" style:font-size-asian="12pt" style:font-weight-asian="normal" style:font-size-complex="12pt" style:font-weight-complex="normal"/>
    </style:style>
    <style:style style:name="P54" style:family="paragraph" style:parent-style-name="Standard">
      <style:text-properties fo:font-size="12pt" fo:font-weight="normal" officeooo:rsid="00318980" officeooo:paragraph-rsid="00318980" style:font-size-asian="12pt" style:font-weight-asian="normal" style:font-size-complex="12pt" style:font-weight-complex="normal"/>
    </style:style>
    <style:style style:name="P55" style:family="paragraph" style:parent-style-name="Standard">
      <style:text-properties fo:font-size="12pt" fo:font-weight="normal" officeooo:rsid="00318980" officeooo:paragraph-rsid="0031ada3" style:font-size-asian="12pt" style:font-weight-asian="normal" style:font-size-complex="12pt" style:font-weight-complex="normal"/>
    </style:style>
    <style:style style:name="P56" style:family="paragraph" style:parent-style-name="Standard">
      <style:text-properties fo:font-size="13pt" fo:language="es" fo:country="ES" style:text-underline-style="none" fo:font-weight="bold" officeooo:rsid="0023e3c8" officeooo:paragraph-rsid="0023e3c8" style:font-size-asian="13pt" style:font-weight-asian="bold" style:font-size-complex="13pt" style:font-weight-complex="bold"/>
    </style:style>
    <style:style style:name="P57" style:family="paragraph" style:parent-style-name="Standard">
      <style:text-properties fo:font-size="13pt" fo:language="es" fo:country="ES" style:text-underline-style="none" fo:font-weight="bold" officeooo:rsid="0023e3c8" officeooo:paragraph-rsid="0026536c" style:font-size-asian="13pt" style:font-weight-asian="bold" style:font-size-complex="13pt" style:font-weight-complex="bold"/>
    </style:style>
    <style:style style:name="P58" style:family="paragraph" style:parent-style-name="Standard">
      <style:text-properties officeooo:paragraph-rsid="0027422d"/>
    </style:style>
    <style:style style:name="P59" style:family="paragraph" style:parent-style-name="Standard">
      <style:text-properties officeooo:paragraph-rsid="002909e7"/>
    </style:style>
    <style:style style:name="P60" style:family="paragraph" style:parent-style-name="Standard">
      <style:text-properties officeooo:paragraph-rsid="0029e799"/>
    </style:style>
    <style:style style:name="P61" style:family="paragraph" style:parent-style-name="Standard">
      <style:text-properties officeooo:paragraph-rsid="002f1ffe"/>
    </style:style>
    <style:style style:name="P62" style:family="paragraph" style:parent-style-name="Standard">
      <style:text-properties officeooo:paragraph-rsid="003a5c8e"/>
    </style:style>
    <style:style style:name="T1" style:family="text">
      <style:text-properties officeooo:rsid="001aa182"/>
    </style:style>
    <style:style style:name="T2" style:family="text">
      <style:text-properties officeooo:rsid="001ad3cd"/>
    </style:style>
    <style:style style:name="T3" style:family="text">
      <style:text-properties fo:font-weight="bold" style:font-weight-asian="bold" style:font-weight-complex="bold"/>
    </style:style>
    <style:style style:name="T4" style:family="text">
      <style:text-properties fo:font-weight="bold" officeooo:rsid="001c5997" style:font-weight-asian="bold" style:font-weight-complex="bold"/>
    </style:style>
    <style:style style:name="T5" style:family="text">
      <style:text-properties fo:font-weight="bold" officeooo:rsid="001daca6" style:font-weight-asian="bold" style:font-weight-complex="bold"/>
    </style:style>
    <style:style style:name="T6" style:family="text">
      <style:text-properties fo:font-weight="bold" officeooo:rsid="00214516" style:font-weight-asian="bold" style:font-weight-complex="bold"/>
    </style:style>
    <style:style style:name="T7" style:family="text">
      <style:text-properties fo:font-weight="bold" officeooo:rsid="0021a2f9" style:font-weight-asian="bold" style:font-weight-complex="bold"/>
    </style:style>
    <style:style style:name="T8" style:family="text">
      <style:text-properties fo:font-weight="bold" officeooo:rsid="0025d22b" style:font-weight-asian="bold" style:font-weight-complex="bold"/>
    </style:style>
    <style:style style:name="T9" style:family="text">
      <style:text-properties fo:font-weight="bold" officeooo:rsid="00277c0d" style:font-weight-asian="bold" style:font-weight-complex="bold"/>
    </style:style>
    <style:style style:name="T10" style:family="text">
      <style:text-properties fo:font-weight="bold" officeooo:rsid="0038fd8a" style:font-weight-asian="bold" style:font-weight-complex="bold"/>
    </style:style>
    <style:style style:name="T11" style:family="text">
      <style:text-properties officeooo:rsid="001c5997"/>
    </style:style>
    <style:style style:name="T12" style:family="text">
      <style:text-properties officeooo:rsid="001daca6"/>
    </style:style>
    <style:style style:name="T13" style:family="text">
      <style:text-properties fo:font-weight="normal" style:font-weight-asian="normal" style:font-weight-complex="normal"/>
    </style:style>
    <style:style style:name="T14" style:family="text">
      <style:text-properties fo:language="es" fo:country="ES"/>
    </style:style>
    <style:style style:name="T15" style:family="text">
      <style:text-properties fo:language="es" fo:country="ES" officeooo:rsid="001daca6"/>
    </style:style>
    <style:style style:name="T16" style:family="text">
      <style:text-properties fo:language="es" fo:country="ES" officeooo:rsid="001c5997"/>
    </style:style>
    <style:style style:name="T17" style:family="text">
      <style:text-properties fo:language="es" fo:country="ES" style:text-underline-style="solid" style:text-underline-width="auto" style:text-underline-color="font-color" officeooo:rsid="001daca6"/>
    </style:style>
    <style:style style:name="T18" style:family="text">
      <style:text-properties fo:language="es" fo:country="ES" officeooo:rsid="00214516"/>
    </style:style>
    <style:style style:name="T19" style:family="text">
      <style:text-properties fo:language="es" fo:country="ES" fo:font-weight="bold" officeooo:rsid="00214516" style:font-weight-asian="bold" style:font-weight-complex="bold"/>
    </style:style>
    <style:style style:name="T20" style:family="text">
      <style:text-properties fo:language="es" fo:country="ES" fo:font-weight="bold" officeooo:rsid="003cee8c" style:font-weight-asian="bold" style:font-weight-complex="bold"/>
    </style:style>
    <style:style style:name="T21" style:family="text">
      <style:text-properties fo:language="es" fo:country="ES" officeooo:rsid="0021a2f9"/>
    </style:style>
    <style:style style:name="T22" style:family="text">
      <style:text-properties fo:language="es" fo:country="ES" style:text-underline-style="none"/>
    </style:style>
    <style:style style:name="T23" style:family="text">
      <style:text-properties fo:language="es" fo:country="ES" style:text-underline-style="none" officeooo:rsid="002909e7"/>
    </style:style>
    <style:style style:name="T24" style:family="text">
      <style:text-properties fo:language="es" fo:country="ES" style:text-underline-style="none" officeooo:rsid="001aa182"/>
    </style:style>
    <style:style style:name="T25" style:family="text">
      <style:text-properties fo:language="es" fo:country="ES" style:text-underline-style="none" fo:font-weight="bold" style:font-weight-asian="bold" style:font-weight-complex="bold"/>
    </style:style>
    <style:style style:name="T26" style:family="text">
      <style:text-properties fo:language="es" fo:country="ES" style:text-underline-style="none" fo:font-weight="bold" officeooo:rsid="002c2129" style:font-weight-asian="bold" style:font-weight-complex="bold"/>
    </style:style>
    <style:style style:name="T27" style:family="text">
      <style:text-properties fo:language="es" fo:country="ES" style:text-underline-style="none" fo:font-weight="bold" officeooo:rsid="002ded3a" style:font-weight-asian="bold" style:font-weight-complex="bold"/>
    </style:style>
    <style:style style:name="T28" style:family="text">
      <style:text-properties fo:language="es" fo:country="ES" style:text-underline-style="none" fo:font-weight="bold" officeooo:rsid="0031ada3" style:font-weight-asian="bold" style:font-weight-complex="bold"/>
    </style:style>
    <style:style style:name="T29" style:family="text">
      <style:text-properties fo:language="es" fo:country="ES" style:text-underline-style="none" fo:font-weight="bold" officeooo:rsid="0031e101" style:font-weight-asian="bold" style:font-weight-complex="bold"/>
    </style:style>
    <style:style style:name="T30" style:family="text">
      <style:text-properties fo:language="es" fo:country="ES" style:text-underline-style="none" fo:font-weight="bold" officeooo:rsid="0035bc6f" style:font-weight-asian="bold" style:font-weight-complex="bold"/>
    </style:style>
    <style:style style:name="T31" style:family="text">
      <style:text-properties fo:language="es" fo:country="ES" style:text-underline-style="none" fo:font-weight="bold" officeooo:rsid="0038fd8a" style:font-weight-asian="bold" style:font-weight-complex="bold"/>
    </style:style>
    <style:style style:name="T32" style:family="text">
      <style:text-properties fo:language="es" fo:country="ES" style:text-underline-style="none" fo:font-weight="bold" officeooo:rsid="003a5c8e" style:font-weight-asian="bold" style:font-weight-complex="bold"/>
    </style:style>
    <style:style style:name="T33" style:family="text">
      <style:text-properties fo:language="es" fo:country="ES" style:text-underline-style="none" fo:font-weight="bold" officeooo:rsid="003c1cf4" style:font-weight-asian="bold" style:font-weight-complex="bold"/>
    </style:style>
    <style:style style:name="T34" style:family="text">
      <style:text-properties fo:language="es" fo:country="ES" style:text-underline-style="none" officeooo:rsid="002c2129"/>
    </style:style>
    <style:style style:name="T35" style:family="text">
      <style:text-properties fo:language="es" fo:country="ES" style:text-underline-style="none" officeooo:rsid="002ded3a"/>
    </style:style>
    <style:style style:name="T36" style:family="text">
      <style:text-properties fo:language="es" fo:country="ES" style:text-underline-style="none" officeooo:rsid="002ea6d5"/>
    </style:style>
    <style:style style:name="T37" style:family="text">
      <style:text-properties fo:language="es" fo:country="ES" style:text-underline-style="none" officeooo:rsid="0031ada3"/>
    </style:style>
    <style:style style:name="T38" style:family="text">
      <style:text-properties fo:language="es" fo:country="ES" style:text-underline-style="none" officeooo:rsid="0031e101"/>
    </style:style>
    <style:style style:name="T39" style:family="text">
      <style:text-properties fo:language="es" fo:country="ES" style:text-underline-style="none" officeooo:rsid="00339b32"/>
    </style:style>
    <style:style style:name="T40" style:family="text">
      <style:text-properties fo:language="es" fo:country="ES" style:text-underline-style="none" officeooo:rsid="0034003d"/>
    </style:style>
    <style:style style:name="T41" style:family="text">
      <style:text-properties fo:language="es" fo:country="ES" style:text-underline-style="none" officeooo:rsid="0035bc6f"/>
    </style:style>
    <style:style style:name="T42" style:family="text">
      <style:text-properties fo:language="es" fo:country="ES" style:text-underline-style="none" officeooo:rsid="0038fd8a"/>
    </style:style>
    <style:style style:name="T43" style:family="text">
      <style:text-properties fo:language="es" fo:country="ES" style:text-underline-style="none" officeooo:rsid="003a5c8e"/>
    </style:style>
    <style:style style:name="T44" style:family="text">
      <style:text-properties fo:language="es" fo:country="ES" style:text-underline-style="none" officeooo:rsid="003c1cf4"/>
    </style:style>
    <style:style style:name="T45" style:family="text">
      <style:text-properties fo:language="es" fo:country="ES" style:text-underline-style="none" officeooo:rsid="003cee8c"/>
    </style:style>
    <style:style style:name="T46" style:family="text">
      <style:text-properties fo:language="es" fo:country="ES" fo:font-style="normal" style:text-underline-style="none" fo:font-weight="bold" style:font-style-asian="normal" style:font-weight-asian="bold" style:font-style-complex="normal" style:font-weight-complex="bold"/>
    </style:style>
    <style:style style:name="T47" style:family="text">
      <style:text-properties fo:font-size="14pt" style:font-size-asian="14pt" style:font-size-complex="14pt"/>
    </style:style>
    <style:style style:name="T48" style:family="text">
      <style:text-properties officeooo:rsid="00214516"/>
    </style:style>
    <style:style style:name="T49" style:family="text">
      <style:text-properties officeooo:rsid="0021a2f9"/>
    </style:style>
    <style:style style:name="T50" style:family="text">
      <style:text-properties style:text-underline-style="none"/>
    </style:style>
    <style:style style:name="T51" style:family="text">
      <style:text-properties style:text-underline-style="none" fo:font-weight="bold" style:font-weight-asian="bold" style:font-weight-complex="bold"/>
    </style:style>
    <style:style style:name="T52" style:family="text">
      <style:text-properties style:text-underline-style="none" fo:font-weight="bold" officeooo:rsid="0021a2f9" style:font-weight-asian="bold" style:font-weight-complex="bold"/>
    </style:style>
    <style:style style:name="T53" style:family="text">
      <style:text-properties style:text-underline-style="none" fo:font-weight="bold" officeooo:rsid="0038fd8a" style:font-weight-asian="bold" style:font-weight-complex="bold"/>
    </style:style>
    <style:style style:name="T54" style:family="text">
      <style:text-properties officeooo:rsid="002275ef"/>
    </style:style>
    <style:style style:name="T55" style:family="text">
      <style:text-properties officeooo:rsid="0025d22b"/>
    </style:style>
    <style:style style:name="T56" style:family="text">
      <style:text-properties officeooo:rsid="0026536c"/>
    </style:style>
    <style:style style:name="T57" style:family="text">
      <style:text-properties officeooo:rsid="00277c0d"/>
    </style:style>
    <style:style style:name="T58" style:family="text">
      <style:text-properties fo:font-size="12pt" fo:language="es" fo:country="ES" style:text-underline-style="none" fo:font-weight="bold" officeooo:rsid="0027422d" style:font-size-asian="10.5pt" style:font-weight-asian="bold" style:font-size-complex="12pt" style:font-weight-complex="bold"/>
    </style:style>
    <style:style style:name="T59" style:family="text">
      <style:text-properties fo:font-size="12pt" fo:language="es" fo:country="ES" style:text-underline-style="none" fo:font-weight="bold" officeooo:rsid="002909e7" style:font-size-asian="10.5pt" style:font-weight-asian="bold" style:font-size-complex="12pt" style:font-weight-complex="bold"/>
    </style:style>
    <style:style style:name="T60" style:family="text">
      <style:text-properties fo:font-size="12pt" fo:language="es" fo:country="ES" style:text-underline-style="none" fo:font-weight="bold" officeooo:rsid="002c2129" style:font-size-asian="12pt" style:font-weight-asian="bold" style:font-size-complex="12pt" style:font-weight-complex="bold"/>
    </style:style>
    <style:style style:name="T61" style:family="text">
      <style:text-properties fo:font-size="12pt" fo:language="es" fo:country="ES" style:text-underline-style="none" fo:font-weight="bold" officeooo:rsid="002ded3a" style:font-size-asian="12pt" style:font-weight-asian="bold" style:font-size-complex="12pt" style:font-weight-complex="bold"/>
    </style:style>
    <style:style style:name="T62" style:family="text">
      <style:text-properties fo:font-size="12pt" fo:language="es" fo:country="ES" style:text-underline-style="none" fo:font-weight="normal" officeooo:rsid="0027422d" style:font-size-asian="10.5pt" style:font-weight-asian="normal" style:font-size-complex="12pt" style:font-weight-complex="normal"/>
    </style:style>
    <style:style style:name="T63" style:family="text">
      <style:text-properties fo:font-size="12pt" fo:language="es" fo:country="ES" style:text-underline-style="none" fo:font-weight="normal" officeooo:rsid="00277c0d" style:font-size-asian="10.5pt" style:font-weight-asian="normal" style:font-size-complex="12pt" style:font-weight-complex="normal"/>
    </style:style>
    <style:style style:name="T64" style:family="text">
      <style:text-properties fo:font-size="12pt" fo:language="es" fo:country="ES" style:text-underline-style="none" fo:font-weight="normal" officeooo:rsid="002909e7" style:font-size-asian="10.5pt" style:font-weight-asian="normal" style:font-size-complex="12pt" style:font-weight-complex="normal"/>
    </style:style>
    <style:style style:name="T65" style:family="text">
      <style:text-properties fo:font-size="12pt" fo:language="es" fo:country="ES" style:text-underline-style="none" fo:font-weight="normal" officeooo:rsid="003a5c8e" style:font-size-asian="10.5pt" style:font-weight-asian="normal" style:font-size-complex="12pt" style:font-weight-complex="normal"/>
    </style:style>
    <style:style style:name="T66" style:family="text">
      <style:text-properties fo:font-size="12pt" fo:language="es" fo:country="ES" style:text-underline-style="none" fo:font-weight="normal" officeooo:rsid="003a9b7b" style:font-size-asian="10.5pt" style:font-weight-asian="normal" style:font-size-complex="12pt" style:font-weight-complex="normal"/>
    </style:style>
    <style:style style:name="T67" style:family="text">
      <style:text-properties fo:font-size="12pt" fo:language="es" fo:country="ES" style:text-underline-style="none" fo:font-weight="normal" officeooo:rsid="0029e799" style:font-size-asian="12pt" style:font-weight-asian="normal" style:font-size-complex="12pt" style:font-weight-complex="normal"/>
    </style:style>
    <style:style style:name="T68" style:family="text">
      <style:text-properties fo:font-size="12pt" fo:language="es" fo:country="ES" style:text-underline-style="none" fo:font-weight="normal" officeooo:rsid="002c2129" style:font-size-asian="12pt" style:font-weight-asian="normal" style:font-size-complex="12pt" style:font-weight-complex="normal"/>
    </style:style>
    <style:style style:name="T69" style:family="text">
      <style:text-properties fo:font-size="12pt" fo:language="es" fo:country="ES" style:text-underline-style="none" fo:font-weight="normal" officeooo:rsid="002ded3a" style:font-size-asian="12pt" style:font-weight-asian="normal" style:font-size-complex="12pt" style:font-weight-complex="normal"/>
    </style:style>
    <style:style style:name="T70" style:family="text">
      <style:text-properties fo:font-size="12pt" fo:language="es" fo:country="ES" style:text-underline-style="none" fo:font-weight="normal" officeooo:rsid="002f1ffe" style:font-size-asian="12pt" style:font-weight-asian="normal" style:font-size-complex="12pt" style:font-weight-complex="normal"/>
    </style:style>
    <style:style style:name="T71" style:family="text">
      <style:text-properties officeooo:rsid="003cee8c"/>
    </style:style>
    <style:style style:name="T72" style:family="text">
      <style:text-properties officeooo:rsid="003ee2e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6">TSR: Práctica 1. Sesión 1. </text:span></text:p>
      <text:p text:style-name="P17"><text:span text:style-name="T3">Ejecución de programas JavaScript</text:span> </text:p>
      <text:p text:style-name="P10"/>
      <text:p text:style-name="P1"/>
      <text:p text:style-name="P18">Trabajo a realizar</text:p>
      <text:p text:style-name="P5"/>
      <text:p text:style-name="P1">Durante <text:span text:style-name="T72">esta</text:span> primera sesión debes ejecutar, entender y ser capaz de razonar sobre diferentes características del lenguaje JavaScript, sobre todo <text:span text:style-name="T2">si </text:span>comparamos <text:span text:style-name="T2">este lenguaje </text:span>con algún lenguaje que conozcamos más, como puede ser Java.</text:p>
      <text:p text:style-name="P1"/>
      <text:p text:style-name="P1">Vamos a trabajar sobre los siguientes aspectos:</text:p>
      <text:p text:style-name="P1"/>
      <text:list xml:id="list3588303807" text:style-name="L1">
        <text:list-item>
          <text:p text:style-name="P2">Hola mundo en JavaScript.</text:p>
        </text:list-item>
        <text:list-item>
          <text:p text:style-name="P2">Ámbito de las variables</text:p>
        </text:list-item>
        <text:list-item>
          <text:p text:style-name="P2">Tipos de las variables</text:p>
        </text:list-item>
        <text:list-item>
          <text:p text:style-name="P4">Argumentos de funciones.</text:p>
        </text:list-item>
        <text:list-item>
          <text:p text:style-name="P2">Clases en JavaScript</text:p>
        </text:list-item>
        <text:list-item>
          <text:p text:style-name="P2">Clausuras</text:p>
        </text:list-item>
        <text:list-item>
          <text:p text:style-name="P2">Programación asíncrona mediante callbacks.</text:p>
        </text:list-item>
      </text:list>
      <text:p text:style-name="P1"/>
      <text:p text:style-name="P11"><text:span text:style-name="T4">Nota</text:span><text:span text:style-name="T11">: </text:span>Dispones de material de apoyo con varios documentos y ejemplos que te pueden servir para <text:s/>familiarizarte con el lenguaje JavaScript. Todo ello está contenido en la <text:span text:style-name="T3">Práctica 0: práctica no guiada, no presencial</text:span>, que estimamos que todo alumno debe realizar como paso previo al desarrollo de las prácticas. La Práctica 0, <text:span text:style-name="T12">t</text:span>e bebe permitir <text:span text:style-name="T11">el trabajo con los próximos ejemplos de forma mucho más sencilla. </text:span><text:span text:style-name="T12">Allí se presentan múltiples ejemplos y explicaciones de varios conceptos que seguimos trabajando y ampliado en esta sesión de prácticas.</text:span><text:span text:style-name="T5"> </text:span><text:span text:style-name="T4">Si </text:span><text:span text:style-name="T5">no</text:span><text:span text:style-name="T4"> has hecho </text:span><text:span text:style-name="T5">la práctica 0</text:span><text:span text:style-name="T4">,</text:span><text:span text:style-name="T11"> deberías repasar los documentos de esa práctica ya que contienen material que te facilitará el trabajo en esta práctica y siguientes.</text:span></text:p>
      <text:p text:style-name="P11"/>
      <text:p text:style-name="P1"/>
      <text:p text:style-name="P5">1.<text:span text:style-name="T47">- Hola mundo en JavaScript</text:span></text:p>
      <text:p text:style-name="P3"/>
      <text:p text:style-name="P12"><text:span text:style-name="T15">Con este ejemplo </text:span><text:span text:style-name="T17">repasamos</text:span><text:span text:style-name="T15"> lo</text:span><text:span text:style-name="T16">s elementos mínimos de un programa en JavaScript.</text:span></text:p>
      <text:p text:style-name="P22"><text:span text:style-name="T16"/></text:p>
      <text:p text:style-name="P22"><text:span text:style-name="T20">1.1 </text:span><text:span text:style-name="T19">Lee y ejecuta</text:span><text:span text:style-name="T18"> el programa “ej</text:span><text:span text:style-name="T21">1</text:span><text:span text:style-name="T18">_HolaMundo.js”</text:span></text:p>
      <text:p text:style-name="P19"><text:span text:style-name="T14"/></text:p>
      <text:list xml:id="list1176897931" text:style-name="L2">
        <text:list-item>
          <text:p text:style-name="P20"><text:span text:style-name="T14">Observa el uso de la directiva “use strict” al comienzo del programa.</text:span></text:p>
        </text:list-item>
        <text:list-item>
          <text:p text:style-name="P20"><text:span text:style-name="T14">Observa que no hay función “main”. Se ejecuta directamente línea a línea todo el código que proporcionemos. </text:span></text:p>
        </text:list-item>
        <text:list-item>
          <text:p text:style-name="P20"><text:span text:style-name="T14">Observa la diferencia entre declarar una función y ejecutarla. </text:span></text:p>
        </text:list-item>
        <text:list-item>
          <text:p text:style-name="P20"><text:span text:style-name="T14">Razona todos los pasos que se ejecutan y lo que observas que se imprime por la pantalla.</text:span></text:p>
          <text:p text:style-name="P21"><text:span text:style-name="T16"/></text:p>
        </text:list-item>
      </text:list>
      <text:p text:style-name="P6"/>
      <text:p text:style-name="P13">2.- Ámbito de las variables</text:p>
      <text:p text:style-name="P7"/>
      <text:p text:style-name="P7">Hemos de conocer las diferencias entre utilizar “let” y utilizar “var” para declarar variables. <text:span text:style-name="T48">Debemos saber cuándo </text:span>podemos usar cada una de ellas y qué implicaciones tiene. También debemos remarcar lo que ocurre si no empleamos “let” ni “var” sin emplear el modo estricto de JavaScript.</text:p>
      <text:p text:style-name="P7"/>
      <text:p text:style-name="P8"><text:span text:style-name="T53">2.1 </text:span><text:span text:style-name="T52">Lee y </text:span><text:span text:style-name="T51">Ejecuta</text:span> el programa “ej<text:span text:style-name="T49">2</text:span>_AmbitoVariables.js” y <text:span text:style-name="T3">contesta</text:span> a las siguientes cuestiones</text:p>
      <text:p text:style-name="P8"/>
      <text:p text:style-name="P8"><text:soft-page-break/><text:span text:style-name="T3">Cuestión 1.</text:span> Observa que el programa modifica el valor de una variable global dentro de la función “f1”. ¿Podemos modificar de las otras variables globales? ¿Qué diferencias hay entre declarar variables globales con “let” y con “var”?</text:p>
      <text:p text:style-name="P8"/>
      <text:p text:style-name="P8"><text:span text:style-name="T3">Cuestión 2.</text:span> Observa que en la línea 24 se imprime el valor de la variable “var_i”. ¿podemos imprimir el valor de la variable “let_i” ? Prueba a hacerlo y razona lo que observas. <text:span text:style-name="T49">Razona qué diferencias hay entre usar “let” y usar “var”.</text:span></text:p>
      <text:p text:style-name="P8"/>
      <text:p text:style-name="P8"><text:span text:style-name="T7">Cuestión 3</text:span><text:span text:style-name="T49">.</text:span> <text:span text:style-name="T49">Este programa no utiliza la directiva “use strict” al comienzo del programa. Añádela y prueba a ejecutar de nuevo el programa. ¿Qué observas? Explica para qué sirve la directiva “use strict”.</text:span></text:p>
      <text:p text:style-name="P8"/>
      <text:p text:style-name="P9"><text:span text:style-name="T3">Cuestión 4. </text:span><text:span text:style-name="T13">Modifica el programa para que funcione correctamente usando la directiva “use strict”. Corrige el error que ha cometido el programador por referenciar equivocadamente la variable “local1_let”. Razona qué ventajas tiene para el programador el uso de la directiva “use strict”.</text:span></text:p>
      <text:p text:style-name="P9"><text:span text:style-name="T13"/></text:p>
      <text:p text:style-name="P9"><text:span text:style-name="T13"/></text:p>
      <text:p text:style-name="P14">3. <text:span text:style-name="T1">Tipos de las variables</text:span></text:p>
      <text:p text:style-name="P14"/>
      <text:p text:style-name="P23">Javascript es un lenguaje no tipado. Este hecho puede ser bastante confuso en muchas situaciones y es necesario programar siendo conscientes los tipos de las variables y <text:span text:style-name="T54">de </text:span>sus conversiones. </text:p>
      <text:p text:style-name="P26"/>
      <text:p text:style-name="P23"><text:span text:style-name="T10">3.1 </text:span><text:span text:style-name="T3">Lee y ejecuta</text:span> el programa “ej3_TiposDeVariables.js”</text:p>
      <text:p text:style-name="P23"/>
      <text:p text:style-name="P25"><text:span text:style-name="T10">3.2 </text:span><text:span text:style-name="T3">Razona</text:span> porqué la resta funciona de forma diferente a la suma.</text:p>
      <text:p text:style-name="P24"><text:span text:style-name="T50"/></text:p>
      <text:p text:style-name="P24"><text:span text:style-name="T53">3.3 </text:span><text:span text:style-name="T51">Consulta en Internet</text:span><text:span text:style-name="T50"> información sobre el lenguaje “TypeScript”. Razona los motivos que están llevando a su creciente implantación a día de hoy.</text:span></text:p>
      <text:p text:style-name="P27"/>
      <text:p text:style-name="P27"/>
      <text:p text:style-name="P56">4. Argumentos de funciones</text:p>
      <text:p text:style-name="P56"/>
      <text:p text:style-name="P28">JavaScript es un lenguaje bastante flexible en cuanto al número de argumentos de las funciones y sus tipos. Esta característica es potente y al mismo tiempo puede llevar a errores de programación.</text:p>
      <text:p text:style-name="P28"/>
      <text:p text:style-name="P28"><text:span text:style-name="T10">4.1 </text:span><text:span text:style-name="T3">Lee y ejecuta</text:span> el programa “ej4_Argumentos.js” <text:span text:style-name="T55">y </text:span><text:span text:style-name="T8">contesta</text:span><text:span text:style-name="T55"> a las siguientes cuestiones:</text:span></text:p>
      <text:p text:style-name="P28"/>
      <text:p text:style-name="P30"><text:span text:style-name="T3">Cuestión 1</text:span>. Explica qué hace el pseudo-vector “arguments”. ¿Se puede acceder a los diferentes argumentos mediante este pseudo-vector? </text:p>
      <text:p text:style-name="P30"/>
      <text:p text:style-name="P29"><text:span text:style-name="T8">Cuestión 2</text:span><text:span text:style-name="T55">. Al imprimir result3, vemos “NaN”. Qué significa NaN y por qué vemos este resultado? </text:span></text:p>
      <text:p text:style-name="P29"/>
      <text:p text:style-name="P30"><text:span text:style-name="T3">Cuestión 3</text:span>. ¿Qué significan los 3 puntos suspensivos en la llamada a imprimir “resultv1” ?</text:p>
      <text:p text:style-name="P30"/>
      <text:p text:style-name="P30"><text:span text:style-name="T3">Cuestión 4</text:span>. Observa qué se imprime como resultado “resultv2”. ¿Porqué obtenemos este resultado?</text:p>
      <text:p text:style-name="P29"><text:tab/><text:tab/><text:tab/>resultv2: 1,2,3,4undefinedundefined</text:p>
      <text:p text:style-name="P29"/>
      <text:p text:style-name="P29"/>
      <text:p text:style-name="P29"/>
      <text:p text:style-name="P57"><text:soft-page-break/><text:span text:style-name="T56">5</text:span>. <text:span text:style-name="T56">Clases en JavaScript</text:span></text:p>
      <text:p text:style-name="P57"/>
      <text:p text:style-name="P31">El soporte a programación orientada a objetos de Javascript es un tanto primitivo, aunque ha mejorado mucho desde las versiones de 2015. <text:s/>A día de hoy se puede usar la sintaxis más reciente y cómoda de clases o utilizar la forma “antigua” de crear clases e instancias. Ambas formas coexisten.</text:p>
      <text:p text:style-name="P31"/>
      <text:p text:style-name="P31"><text:span text:style-name="T9">5.1. </text:span><text:span text:style-name="T3">Lee y ejecuta</text:span> el programa ej5-<text:span text:style-name="T71">1</text:span>_Clases.js</text:p>
      <text:p text:style-name="P31"/>
      <text:p text:style-name="P32"><text:span text:style-name="T3">Observa</text:span> cómo se emplea “this”, de forma similar a como se utiliza en otros lenguajes.</text:p>
      <text:p text:style-name="P58"><text:span text:style-name="T58">Observa</text:span><text:span text:style-name="T62"> cómo se declaran los atributos de las clases. Borra el atributo “nombre” y vuelve a ejecutar el programa. </text:span><text:span text:style-name="T63">Observa</text:span><text:span text:style-name="T62"> que la declaración de atributos es completamente opcional.</text:span></text:p>
      <text:p text:style-name="P32"><text:span text:style-name="T3">Observa</text:span> cómo se declaran los constructores y cómo se emplea “super”.</text:p>
      <text:p text:style-name="P31"/>
      <text:p text:style-name="P32">Este programa hace uso de la sintaxis más moderna de JavaScript. Aún es muy posible que el soporte a objetos de JavaScript sea mejorado en futuras versiones.</text:p>
      <text:p text:style-name="P32"/>
      <text:p text:style-name="P32">Vamos a comparar esta implementación con un código perfectamente válido, aunque más antiguo para el uso de clases.</text:p>
      <text:p text:style-name="P32"/>
      <text:p text:style-name="P32"><text:span text:style-name="T9">5.2 </text:span><text:span text:style-name="T3">Lee y ejecuta</text:span> los programas: ej5-2_Clases.js <text:span text:style-name="T57">y</text:span> ej5-3_Classes.js</text:p>
      <text:p text:style-name="P32"/>
      <text:p text:style-name="P32"><text:span text:style-name="T3">Observa</text:span> cómo se pueden declarar clases simplemente como funciones. Para crear instancias usamos la llamada “new” y dentro del cuerpo de estas funciones podemos utilizar el atributo “this” y el atributo “prototype”.</text:p>
      <text:p text:style-name="P32"/>
      <text:p text:style-name="P32"><text:span text:style-name="T3">Contesta</text:span> a las siguientes cuestiones:</text:p>
      <text:p text:style-name="P32"/>
      <text:p text:style-name="P32"><text:span text:style-name="T3">Cuestion 1</text:span>. ¿Para qué sirve el atributo “prototype” de las clases?</text:p>
      <text:p text:style-name="P32"/>
      <text:p text:style-name="P32"><text:span text:style-name="T3">Cuestión 2</text:span>. <text:span text:style-name="T57">Explica qué diferencia hay entre la implementación de “talk” y la implementación de “bark”. Interesa detallar qué instancias podrán emplear estos métodos. </text:span></text:p>
      <text:p text:style-name="P32"/>
      <text:p text:style-name="P33"><text:span text:style-name="T3">5.3 Lee y ejecuta</text:span> el programa ej5-4_Clases.js</text:p>
      <text:p text:style-name="P33"/>
      <text:p text:style-name="P33">Este programa crea objetos directamente sin necesidad de crear clases. Es un mecanismo sencillo y potente que permite programar con rapidez. </text:p>
      <text:p text:style-name="P33"/>
      <text:p text:style-name="P33"><text:span text:style-name="T3">Explica</text:span> en qué casos interesa crear objetos de esta forma, sin implementar clases.</text:p>
      <text:p text:style-name="P33"/>
      <text:p text:style-name="P34"><text:span text:style-name="T3">5.4 Lee y ejecuta</text:span> el programa ej5-5_Clases.js</text:p>
      <text:p text:style-name="P34"/>
      <text:p text:style-name="P34">Esta implementación es bastante equivalente al código del primer ejemplo de clases, pero sin utilizar las palabras reservadas “class” o “extends”. Se trata de código válido para implementar clases que podemos encontrar todavía en multitud de software escrito en JavaScript. </text:p>
      <text:p text:style-name="P34"/>
      <text:p text:style-name="P34">Presta atención a esta forma de crear las clases: se declara una variable que será la clase. Asignaremos a esta variable el resultado de lo que tenemos entre paréntesis. Dentro de este paréntesis, se ejecuta una función. Esta función retorna una función, que es precisamente la función que hace de constructor de la clase.</text:p>
      <text:p text:style-name="P34"><text:soft-page-break/>Contesta a la siguiente cuestión:</text:p>
      <text:p text:style-name="P34"/>
      <text:p text:style-name="P59"><text:span text:style-name="T59">Cuestión 1</text:span><text:span text:style-name="T64">. ¿Qué hemos hecho en esta implementación para “simular” la herencia?</text:span></text:p>
      <text:p text:style-name="P59"><text:span text:style-name="T64"/></text:p>
      <text:p text:style-name="P59"><text:span text:style-name="T64"/></text:p>
      <text:p text:style-name="P15"><text:span text:style-name="T23">6.- </text:span><text:span text:style-name="T24">Clausuras</text:span></text:p>
      <text:p text:style-name="P15"><text:span text:style-name="T24"/></text:p>
      <text:p text:style-name="P47"><text:span text:style-name="T24">S</text:span><text:span text:style-name="T22">eguramente uno de los conceptos más importantes de JavaScript (y de otros lenguajes) son las clausuras. </text:span><text:span text:style-name="T34">Esta sección de prácticas no pretende dar un curso completo de clausuras, pero sí dar unas pinceladas básicas a su empleo.</text:span></text:p>
      <text:p text:style-name="P47"><text:span text:style-name="T22"/></text:p>
      <text:p text:style-name="P60"><text:span text:style-name="T67">Para simplificar la explicación podemos resumir diciendo que toda función que se ejecuta en JavaScript tiene asociada una clausura. La clausura </text:span><text:span text:style-name="T69">de una función </text:span><text:span text:style-name="T67">son las variables (y funciones) que se referencian desde </text:span><text:span text:style-name="T69">dicha</text:span><text:span text:style-name="T67"> función. Estos símbolos que se referencian desde la función, permanecen en memoria, mientras la función esté siendo referenciada. </text:span><text:span text:style-name="T68">El sentido práctico lo encontramos cuando la clausura contiene </text:span><text:span text:style-name="T60">símbolos que no s</text:span><text:span text:style-name="T61">ea</text:span><text:span text:style-name="T60">n globales. </text:span></text:p>
      <text:p text:style-name="P47"><text:span text:style-name="T22"/></text:p>
      <text:p text:style-name="P47"><text:span text:style-name="T22">El caso más sencillo lo tenemos en una función que no referencia a nada. En este caso podemos decir que su clausura es vacía. Más habitualmente se dice simplemente que esta función no tiene clausura o que no hace uso de clausuras. </text:span><text:span text:style-name="T34">Lo mismo ocurre si la clausura únicamente referencia símbolos globales, pues estos símbolos siempre son accesibles y no es necesario ningún “esfuerzo por parte del lenguaje” para permitir el acceso a estos símbolos.</text:span><text:span text:style-name="T22"> </text:span></text:p>
      <text:p text:style-name="P47"><text:span text:style-name="T22"/></text:p>
      <text:p text:style-name="P47"><text:span text:style-name="T31">6.1</text:span><text:span text:style-name="T27">.- </text:span><text:span text:style-name="T25">Lee y ejecuta</text:span><text:span text:style-name="T22"> el programa “ej6-</text:span><text:span text:style-name="T45">1</text:span><text:span text:style-name="T22">_Clausuras.js”</text:span></text:p>
      <text:p text:style-name="P47"><text:span text:style-name="T22"/></text:p>
      <text:p text:style-name="P51"><text:span text:style-name="T25">Observa</text:span><text:span text:style-name="T22"> que la función f1 no tiene clausura. </text:span></text:p>
      <text:p text:style-name="P51"><text:span text:style-name="T25">Observa</text:span><text:span text:style-name="T22"> que la clausura de f2 es la variable x. </text:span><text:span text:style-name="T34">Como se trata de un símbolo global, realmente no es una clausura en sentido estricto, pues la función puede acceder a esta variable global sin ningún problema.</text:span></text:p>
      <text:p text:style-name="P51"><text:span text:style-name="T25">Observa</text:span><text:span text:style-name="T22"> la función f3. En este caso tenemos el </text:span><text:span text:style-name="T25">patrón habitual</text:span><text:span text:style-name="T22"> de las clausuras. Una función que retorna otra función. La función f3() se llama </text:span><text:span text:style-name="T25">función generadora</text:span><text:span text:style-name="T22"> y la función que retornamos se la suele llamar </text:span><text:span text:style-name="T25">función clausura</text:span><text:span text:style-name="T22">, o simplemente clausura, para abreviar. La función clausura retornada por f3 tiene como clausura el argumento “arg”</text:span><text:span text:style-name="T34"> y la variable “i”. Ambos símbolos son </text:span><text:span text:style-name="T35">locales a la función “f3” y por tanto son </text:span><text:span text:style-name="T34">visibles </text:span><text:span text:style-name="T35">en</text:span><text:span text:style-name="T34"> la función clausura, pues están en su ámbito.</text:span><text:span text:style-name="T22"> </text:span><text:span text:style-name="T34">El soporte a clausura</text:span><text:span text:style-name="T36">s</text:span><text:span text:style-name="T34"> de JavaScript mantendrá estas variables en memoria mientras la función clausura esté referenciada. </text:span><text:span text:style-name="T36">Observa cómo la función clausura está referenciada en la variable “f”.</text:span><text:span text:style-name="T34"> Observa cómo perdura el valor de la variable “i” entre invocaciones sucesivas.</text:span></text:p>
      <text:p text:style-name="P51"><text:span text:style-name="T34"/></text:p>
      <text:p text:style-name="P48"><text:span text:style-name="T31">6.</text:span><text:span text:style-name="T27">2.- </text:span><text:span text:style-name="T26">Lee y ejecuta</text:span><text:span text:style-name="T34"> el programa “ej6-</text:span><text:span text:style-name="T35">2</text:span><text:span text:style-name="T34">_Clausuras.js”</text:span></text:p>
      <text:p text:style-name="P48"><text:span text:style-name="T34"/></text:p>
      <text:p text:style-name="P61"><text:span text:style-name="T68">E</text:span><text:span text:style-name="T70">ste ejemplo ilustra un caso de uso habitual, sobre todo en software JavaScript para navegadores. Observa como hay 3 segmentos de código que hacen prácticamente lo mismo. El primer segmento usa una variable global. En segundo segmento de código usa una función generadora y una clausura y de esta forma evitamos el uso de una variables globales. Sin embargo creamos un símbolo global para mantener la función. El tercer segmento de código es más complejo, pero más potente, pues mediante clausuras y funciones anónimas podemos evitar el uso de símbolos globales.</text:span></text:p>
      <text:p text:style-name="P53"><text:span text:style-name="T22"/></text:p>
      <text:p text:style-name="P53"><text:span text:style-name="T22">Responde a la siguiente cuestión. </text:span></text:p>
      <text:p text:style-name="P53"><text:soft-page-break/><text:span text:style-name="T25">Cuestión 1</text:span><text:span text:style-name="T22">. ¿Porqué puede resultar interesante emplear un patrón como el descrito en este ejemplo cuando hacemos software que será empleado como biblioteca, desde un navegador o desde nodejs?</text:span></text:p>
      <text:p text:style-name="P51"><text:span text:style-name="T22"/></text:p>
      <text:p text:style-name="P50"><text:span text:style-name="T31">6.</text:span><text:span text:style-name="T28">3</text:span><text:span text:style-name="T27">.- </text:span><text:span text:style-name="T26">Lee y ejecuta</text:span><text:span text:style-name="T34"> el programa “ej6-</text:span><text:span text:style-name="T37">3</text:span><text:span text:style-name="T34">_Clausuras.js”</text:span></text:p>
      <text:p text:style-name="P52"><text:span text:style-name="T22"/></text:p>
      <text:p text:style-name="P55"><text:span text:style-name="T22">Este ejemplo </text:span><text:span text:style-name="T37">ilustra una clausura que contiene variables, argumentos y funciones. </text:span><text:span text:style-name="T22">Después de ejecutar y estudiar el código, contest</text:span><text:span text:style-name="T37">a</text:span><text:span text:style-name="T22"> las siguientes cuesti</text:span><text:span text:style-name="T37">ón</text:span><text:span text:style-name="T22">:</text:span></text:p>
      <text:p text:style-name="P55"><text:span text:style-name="T22"/></text:p>
      <text:p text:style-name="P55"><text:span text:style-name="T25">Cuestión 1</text:span><text:span text:style-name="T22">. </text:span><text:span text:style-name="T37">¿</text:span><text:span text:style-name="T22">Cuál es la clausura </text:span><text:span text:style-name="T37">que retorna la función generadora? Detalle las variables, argumentos y funciones que forman parte de la clausura.</text:span></text:p>
      <text:p text:style-name="P55"><text:span text:style-name="T22"/></text:p>
      <text:p text:style-name="P51"><text:span text:style-name="T22"/></text:p>
      <text:p text:style-name="P49"><text:span text:style-name="T31">6.</text:span><text:span text:style-name="T28">4</text:span><text:span text:style-name="T27">.- </text:span><text:span text:style-name="T26">Lee y ejecuta</text:span><text:span text:style-name="T34"> el programa “ej6-</text:span><text:span text:style-name="T37">4</text:span><text:span text:style-name="T34">_Clausuras.js”</text:span></text:p>
      <text:p text:style-name="P51"><text:span text:style-name="T22"/></text:p>
      <text:p text:style-name="P54"><text:span text:style-name="T22">Este ejemplo muestra una función generadora que retorna una función entre 2 posibles. Después de ejecutar y estudiar el código, contest</text:span><text:span text:style-name="T37">a</text:span><text:span text:style-name="T22"> las siguientes cuestiones:</text:span></text:p>
      <text:p text:style-name="P54"><text:span text:style-name="T22"/></text:p>
      <text:p text:style-name="P54"><text:span text:style-name="T25">Cuestión 1</text:span><text:span text:style-name="T22">. Cuál es la clausura de la función g0</text:span></text:p>
      <text:p text:style-name="P54"><text:span text:style-name="T22"/></text:p>
      <text:p text:style-name="P54"><text:span text:style-name="T25">Cuestión 2</text:span><text:span text:style-name="T22">. Cuál es la clausura de la función g1</text:span></text:p>
      <text:p text:style-name="P54"><text:span text:style-name="T22"/></text:p>
      <text:p text:style-name="P54"><text:span text:style-name="T25">Cuestión 3</text:span><text:span text:style-name="T22">. ¿Cuántas copias en memoria hay de la variable “traza” ? Recuerde que las clausuras mantienen en memoria las variables a las que referencian.</text:span></text:p>
      <text:p text:style-name="P54"><text:span text:style-name="T22"/></text:p>
      <text:p text:style-name="P54"><text:span text:style-name="T22"/></text:p>
      <text:p text:style-name="P54"><text:span text:style-name="T22"/></text:p>
      <text:p text:style-name="P16"><text:span text:style-name="T22">7.- </text:span><text:span text:style-name="T24">Programación asíncrona mediante callbacks</text:span></text:p>
      <text:p text:style-name="P16"><text:span text:style-name="T24"/></text:p>
      <text:p text:style-name="P35"><text:span text:style-name="T24">L</text:span><text:span text:style-name="T22">a programación asíncrona </text:span><text:span text:style-name="T38">proporciona una aproximación a la concurrencia diferente a la que proporciona la programación clásica multi-hilo. En una aproximación que puede verse como complementaria, más que como alternativa. </text:span></text:p>
      <text:p text:style-name="P35"><text:span text:style-name="T38"/></text:p>
      <text:p text:style-name="P35"><text:span text:style-name="T38">En las clases de teoría se va a profundizar en el </text:span><text:span text:style-name="T29">bucle de eventos</text:span><text:span text:style-name="T38">, como mecanismo central a la programación asíncrona que encontramos en JavaScript. Por tanto, esta sección de prácticas no sustituye al contenido de teoría, sino más bien, nos puede servir como una primara aproximación a ciertos aspectos prácticos.</text:span></text:p>
      <text:p text:style-name="P35"><text:span text:style-name="T38"/></text:p>
      <text:p text:style-name="P36"><text:span text:style-name="T22">Para simplificar, podemos decir que un programa en “nodejs”, puede </text:span><text:span text:style-name="T25">registrar manejadores de eventos</text:span><text:span text:style-name="T22">. Cuando estos eventos sucedan, se ejecutarán los manejadores. Es algo similar a los manejadores de interrupción de los sistemas operativos, o los manejadores de eventos que encontramos en ciertas bibliotecas gráficas. (de hecho varias bibliotecas gráficas que se estudian en esta Universidad se basan en un bucle de eventos: AWT, Swing, JavaFX, etc). </text:span></text:p>
      <text:p text:style-name="P36"><text:span text:style-name="T22"/></text:p>
      <text:p text:style-name="P36"><text:span text:style-name="T22">El evento más sencillo de generar y de manejar seguramente es el tiempo.</text:span></text:p>
      <text:p text:style-name="P36"><text:span text:style-name="T22"/></text:p>
      <text:p text:style-name="P36"><text:span text:style-name="T22">Con la llamada “setTimeout”, hacemos simultáneamente 2 cosas: instalamos un manejador para el evento “timeout” y pedimos que se produzca el evento “timeout” dentro de un determinado número de </text:span><text:soft-page-break/><text:span text:style-name="T22">milisegundos.. Más adelante, cuando el tiempo que hayamos indicado venza, se ejecutará este manejador de forma asíncrona.</text:span></text:p>
      <text:p text:style-name="P36"><text:span text:style-name="T22"/></text:p>
      <text:p text:style-name="P36"><text:span text:style-name="T31">7.</text:span><text:span text:style-name="T25">1.- Lee y ejecuta</text:span><text:span text:style-name="T22"> el programa ej7-</text:span><text:span text:style-name="T45">1</text:span><text:span text:style-name="T22">_Timeouts.js</text:span></text:p>
      <text:p text:style-name="P36"><text:span text:style-name="T22"/></text:p>
      <text:p text:style-name="P36"><text:span text:style-name="T25">Observa</text:span><text:span text:style-name="T22"> lo que hace el programa </text:span><text:span text:style-name="T39">y contesta las siguientes cuestiones:</text:span></text:p>
      <text:p text:style-name="P36"><text:span text:style-name="T39"/></text:p>
      <text:p text:style-name="P38"><text:span text:style-name="T25">Cuestión 1</text:span><text:span text:style-name="T22">. Porqué vemos el mensaje “cinco” antes del “cuatro”</text:span></text:p>
      <text:p text:style-name="P38"><text:span text:style-name="T22"/></text:p>
      <text:p text:style-name="P38"><text:span text:style-name="T25">Cuestión 2</text:span><text:span text:style-name="T22">. Porqué vemos “dos” antes que “tres” o “tres” antes que “dos”. Para razonar esta cuestión ejecut</text:span><text:span text:style-name="T40">a</text:span><text:span text:style-name="T22"> varias veces el programa modificando el número de iteraciones del bucle para que haga 100, 1000, 10000, 100000 iteraciones. </text:span></text:p>
      <text:p text:style-name="P36"><text:span text:style-name="T22"/></text:p>
      <text:p text:style-name="P36"><text:span text:style-name="T22"/></text:p>
      <text:p text:style-name="P39"><text:span text:style-name="T31">7.</text:span><text:span text:style-name="T25">2.- Lee y ejecuta</text:span><text:span text:style-name="T22"> el programa ej7-2_Timeouts.js</text:span></text:p>
      <text:p text:style-name="P39"><text:span text:style-name="T22"/></text:p>
      <text:p text:style-name="P39"><text:span text:style-name="T22">El programa registra 10 manejadores de evento y alcanza el final del programa. </text:span></text:p>
      <text:p text:style-name="P39"><text:span text:style-name="T22"/></text:p>
      <text:p text:style-name="P39"><text:span text:style-name="T46">Observa</text:span><text:span text:style-name="T22"> que el programa no termina al imprimir el mensaje final por la consola.</text:span></text:p>
      <text:p text:style-name="P39"><text:span text:style-name="T25">Observa</text:span><text:span text:style-name="T22"> el valor de variable que </text:span><text:span text:style-name="T41">se </text:span><text:span text:style-name="T22">imprime.</text:span></text:p>
      <text:p text:style-name="P39"><text:span text:style-name="T22"/></text:p>
      <text:p text:style-name="P39"><text:span text:style-name="T25">Contesta</text:span><text:span text:style-name="T22"> las siguientes cuestiones</text:span></text:p>
      <text:p text:style-name="P39"><text:span text:style-name="T22"/></text:p>
      <text:p text:style-name="P39"><text:span text:style-name="T22"/></text:p>
      <text:p text:style-name="P39"><text:span text:style-name="T25">Cuestión 1</text:span><text:span text:style-name="T22">. ¿Porqué siempre imprime 10?</text:span></text:p>
      <text:p text:style-name="P39"><text:span text:style-name="T22"/></text:p>
      <text:p text:style-name="P39"><text:span text:style-name="T25">Cuestión </text:span><text:span text:style-name="T30">2</text:span><text:span text:style-name="T22">. ¿Porqué imprime un mensaje cada segundo?</text:span></text:p>
      <text:p text:style-name="P37"><text:span text:style-name="T22"/></text:p>
      <text:p text:style-name="P39"><text:span text:style-name="T25">Cuestión 3</text:span><text:span text:style-name="T22">. ¿Porqué termina el programa al imprimir 10 mensajes por la consola? ¿Porqué no terminó al ejecutar la última línea de código del programa?</text:span></text:p>
      <text:p text:style-name="P36"><text:span text:style-name="T22"/></text:p>
      <text:p text:style-name="P36"><text:span text:style-name="T22"/></text:p>
      <text:p text:style-name="P40"><text:span text:style-name="T31">7.</text:span><text:span text:style-name="T25">3.- Lee y ejecuta</text:span><text:span text:style-name="T22"> el programa ej7-3_Timeouts.js</text:span></text:p>
      <text:p text:style-name="P40"><text:span text:style-name="T22"/></text:p>
      <text:p text:style-name="P43"><text:span text:style-name="T22">Este programa combina la gestión de eventos con clausuras. Con este pequeño ejemplo podemos </text:span><text:span text:style-name="T42">apreciar que mejora el ejemplo anterior gracias a las clausuras.</text:span></text:p>
      <text:p text:style-name="P43"><text:span text:style-name="T22"/></text:p>
      <text:p text:style-name="P43"><text:span text:style-name="T22">El código es breve, pero es necesario estudiarlo con cuidado. Dedícale varios minutos. Si comprendes este programa habrás dado un paso importante para comprender la forma de programar mediante JavaScript y nodejs.</text:span></text:p>
      <text:p text:style-name="P43"><text:span text:style-name="T22"/></text:p>
      <text:p text:style-name="P44"><text:span text:style-name="T25">Contesta</text:span><text:span text:style-name="T22"> a las siguientes cuestiones:</text:span></text:p>
      <text:p text:style-name="P44"><text:span text:style-name="T22"/></text:p>
      <text:p text:style-name="P44"><text:span text:style-name="T25">Cuestión 1</text:span><text:span text:style-name="T22">. Identifica la función generadora y la función de clausura. ¿Cuándo y cuántas veces se llama a la función generadora? ¿Cuántas funciones de clausura se crean y quién las invoca?</text:span></text:p>
      <text:p text:style-name="P44"><text:span text:style-name="T22"/></text:p>
      <text:p text:style-name="P44"><text:span text:style-name="T25">Cuestión 2</text:span><text:span text:style-name="T22">. ¿Cuál es el contenido de las clausuras? </text:span></text:p>
      <text:p text:style-name="P44"><text:span text:style-name="T22"/></text:p>
      <text:p text:style-name="P44"><text:span text:style-name="T25">Cuestión 3</text:span><text:span text:style-name="T22">. ¿Qué ventaja ofrece en este ejemplo el uso de las clausuras?</text:span></text:p>
      <text:p text:style-name="P41"><text:soft-page-break/><text:span text:style-name="T31">7.</text:span><text:span text:style-name="T32">4</text:span><text:span text:style-name="T25">.- Lee y ejecuta</text:span><text:span text:style-name="T22"> el programa ej7-</text:span><text:span text:style-name="T43">4</text:span><text:span text:style-name="T22">_Timeouts.js</text:span></text:p>
      <text:p text:style-name="P41"><text:span text:style-name="T22"/></text:p>
      <text:p text:style-name="P62"><text:span text:style-name="T65">Este ejemplo crea clausuras sin utilizar funciones generadores. Podemos más bien hablar de un bloque generador de las clausuras. Sirva este ejemplo para </text:span><text:span text:style-name="T66">recordar</text:span><text:span text:style-name="T65"> que las funciones generadoras constituyen un patrón habitual para la creación de clausuras, pero como este ejemplo ilustra, no son estrictamente necesarias. </text:span></text:p>
      <text:p text:style-name="P43"><text:span text:style-name="T22"/></text:p>
      <text:p text:style-name="P45"><text:span text:style-name="T25">Observa</text:span><text:span text:style-name="T22"> que el bloque generador de clausuras declara una variable mediante “let”.</text:span></text:p>
      <text:p text:style-name="P45"><text:span text:style-name="T22"/></text:p>
      <text:p text:style-name="P45"><text:span text:style-name="T22">Contesta a la siguiente cuestión.</text:span></text:p>
      <text:p text:style-name="P45"><text:span text:style-name="T22"/></text:p>
      <text:p text:style-name="P45"><text:span text:style-name="T25">Cuestión 1</text:span><text:span text:style-name="T22">. Modifique el programa para que declare la variable dentro del bloque “do” mediante “var”. Razone porqué ahora el funcionamiento es diferente.</text:span></text:p>
      <text:p text:style-name="P45"><text:span text:style-name="T22"/></text:p>
      <text:p text:style-name="P40"><text:span text:style-name="T22"/></text:p>
      <text:p text:style-name="P42"><text:span text:style-name="T31">7.</text:span><text:span text:style-name="T33">5</text:span><text:span text:style-name="T25">.- Lee y ejecuta</text:span><text:span text:style-name="T22"> el programa ej7-</text:span><text:span text:style-name="T44">5</text:span><text:span text:style-name="T22">_Timeouts.js</text:span></text:p>
      <text:p text:style-name="P42"><text:span text:style-name="T22"/></text:p>
      <text:p text:style-name="P46"><text:span text:style-name="T22">Este ejemplo contiene un programa un poco más completo que el resto. Podemos observar clausuras, un bucle de generación de clausuras y proporciona una función que será notificada cuando todas las clausuras terminen. La forma de notificar este fin, es mediante un callback.</text:span></text:p>
      <text:p text:style-name="P46"><text:span text:style-name="T22"/></text:p>
      <text:p text:style-name="P46"><text:span text:style-name="T22">Estudia y ejecuta el código para entender qué hace y contesta a la siguiente cuestión.</text:span></text:p>
      <text:p text:style-name="P46"><text:span text:style-name="T22"/></text:p>
      <text:p text:style-name="P46"><text:span text:style-name="T25">Cuestión 1</text:span><text:span text:style-name="T22">. Cuando se ejecutará la función de callback proporcionada a la función forkJoinAsync y desde donde se ejecutará. </text:span></text:p>
      <text:p text:style-name="P46"><text:span text:style-name="T22"/></text:p>
      <text:p text:style-name="P46"><text:span text:style-name="T22"/></text:p>
      <text:p text:style-name="P46"><text:span text:style-name="T22"/></text:p>
      <text:p text:style-name="P46"><text:span text:style-name="T2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9T01:53:49.262352504</meta:creation-date>
    <dc:date>2022-05-19T10:36:39.212813484</dc:date>
    <meta:editing-duration>PT1H7M57S</meta:editing-duration>
    <meta:editing-cycles>11</meta:editing-cycles>
    <meta:generator>LibreOffice/6.4.7.2$Linux_X86_64 LibreOffice_project/40$Build-2</meta:generator>
    <meta:document-statistic meta:table-count="0" meta:image-count="0" meta:object-count="0" meta:page-count="7" meta:paragraph-count="116" meta:word-count="2363" meta:character-count="15021" meta:non-whitespace-character-count="12759"/>
  </office:meta>
</office:document-meta>
</file>